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52424" style:font-name="Segoe UI" style:font-name-asian="Segoe UI" style:font-name-complex="Segoe UI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52424"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52424" style:font-name="Segoe UI" style:font-name-asian="Segoe UI" style:font-name-complex="Segoe UI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52424"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8.30791666666667cm" style:use-optimal-column-width="true"/>
    </style:style>
    <style:style style:name="co2" style:family="table-column">
      <style:table-column-properties fo:break-before="auto" style:column-width="4.8683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7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hosier@eastpointenergy.com</text:p>
          </table:table-cell>
          <table:table-cell office:value-type="string" table:style-name="ce3">
            <text:p>Adam Hosie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jinkya.rohankar@baywa-re.com</text:p>
          </table:table-cell>
          <table:table-cell office:value-type="string" table:style-name="ce4">
            <text:p>Ajinkya Rohank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kash.patel@pureskyenergy.com</text:p>
          </table:table-cell>
          <table:table-cell office:value-type="string" table:style-name="ce2">
            <text:p>Akash Patel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Alex Fratki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ex.kloiber@cipco.net</text:p>
          </table:table-cell>
          <table:table-cell office:value-type="string" table:style-name="ce2">
            <text:p>Alex Klobi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a.dias@edp.com</text:p>
          </table:table-cell>
          <table:table-cell office:value-type="string" table:style-name="ce2">
            <text:p>Ana Dias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nand Chandrashekaran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Bajagilovic, Edin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Beckles, David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Benjamin PICON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Benjamin T Scott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Bhana, Rajesh:(Exelon)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5">
            <text:p>Blanc, Sadrac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Blanco, Gustav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williams@daymarkea.com</text:p>
          </table:table-cell>
          <table:table-cell office:value-type="string" table:style-name="ce3">
            <text:p>Brynden Williams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Caleb Ki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illermo.campos@duke-energy.com</text:p>
          </table:table-cell>
          <table:table-cell office:value-type="string" table:style-name="ce3">
            <text:p>Campos, Guillerm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.limon@mn8.com</text:p>
          </table:table-cell>
          <table:table-cell office:value-type="string" table:style-name="ce2">
            <text:p>Carlos Lim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elsea.loomis@westernpowerpool.org</text:p>
          </table:table-cell>
          <table:table-cell office:value-type="string" table:style-name="ce2">
            <text:p>Chealsea Loomis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Chery, Sanderson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Conto, Jos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Davis, Paul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Deatherage, Camil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rek.stenclik@telos.energy</text:p>
          </table:table-cell>
          <table:table-cell office:value-type="string" table:style-name="ce2">
            <text:p>Derek Stencli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dhungana@epri.com</text:p>
          </table:table-cell>
          <table:table-cell office:value-type="string" table:style-name="ce2">
            <text:p>Dinesh Dhunga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ristopher.diebold@aps.com</text:p>
          </table:table-cell>
          <table:table-cell office:value-type="string" table:style-name="ce2">
            <text:p>Christopher Diebol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lan.novosad@zeroemissiongrid.com</text:p>
          </table:table-cell>
          <table:table-cell office:value-type="string" table:style-name="ce2">
            <text:p>Dilan Novosad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5">
            <text:p>Dorismond, Guershon B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Eric Bastou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rnando.blanco@sunenergy1.com</text:p>
          </table:table-cell>
          <table:table-cell office:value-type="string" table:style-name="ce2">
            <text:p>Fernando Blanc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restward@pgrenewables.com</text:p>
          </table:table-cell>
          <table:table-cell office:value-type="string" table:style-name="ce2">
            <text:p>Forrest W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ssica.fry@duke-energy.com</text:p>
          </table:table-cell>
          <table:table-cell office:value-type="string" table:style-name="ce2">
            <text:p>Jessica F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hegde@continuum-associates.com</text:p>
          </table:table-cell>
          <table:table-cell office:value-type="string" table:style-name="ce2">
            <text:p>Ganesh Hegd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ng.shen@evergreenpowerconsulting.com</text:p>
          </table:table-cell>
          <table:table-cell office:value-type="string" table:style-name="ce2">
            <text:p>Gang Sh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krishnan@continuum-associates.com</text:p>
          </table:table-cell>
          <table:table-cell office:value-type="string" table:style-name="ce2">
            <text:p>Haris Krishn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hamedhicham.khireddine@nationalgrid.com</text:p>
          </table:table-cell>
          <table:table-cell office:value-type="string" table:style-name="ce2">
            <text:p>Hicham Khireddi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ie.li@edp.com</text:p>
          </table:table-cell>
          <table:table-cell office:value-type="string" table:style-name="ce2">
            <text:p>Howie L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brahim@epri.com</text:p>
          </table:table-cell>
          <table:table-cell office:value-type="string" table:style-name="ce2">
            <text:p>Tamer M Ibrahi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.idelchik@nvenergy.com</text:p>
          </table:table-cell>
          <table:table-cell office:value-type="string" table:style-name="ce2">
            <text:p>Boris Idelchik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Jack Osbor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mes.bailey@simplethread.com</text:p>
          </table:table-cell>
          <table:table-cell office:value-type="string" table:style-name="ce2">
            <text:p>James Thoma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son.hathcock@cepsolar.com</text:p>
          </table:table-cell>
          <table:table-cell office:value-type="string" table:style-name="ce6">
            <text:p>Jason Hathcoc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marker@epeconsulting.com</text:p>
          </table:table-cell>
          <table:table-cell office:value-type="string" table:style-name="ce2">
            <text:p>Jerad Mark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Jimmy Drenovs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cable@obsidianrenewables.com</text:p>
          </table:table-cell>
          <table:table-cell office:value-type="string" table:style-name="ce2">
            <text:p>John Cab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.mcgraw@sunenergy1.com</text:p>
          </table:table-cell>
          <table:table-cell office:value-type="string" table:style-name="ce2">
            <text:p>John McGraw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Josh Kinney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Kang, Roger J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osman@velco.com</text:p>
          </table:table-cell>
          <table:table-cell office:value-type="string" table:style-name="ce2">
            <text:p>Khalid Osm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shetye@scoutcleanenergy.com</text:p>
          </table:table-cell>
          <table:table-cell office:value-type="string" table:style-name="ce2">
            <text:p>Komal Shety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Laura González Barranc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am.schubert@simplethread.com</text:p>
          </table:table-cell>
          <table:table-cell office:value-type="string" table:style-name="ce2">
            <text:p>Liam Schubert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Marc Ev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mokhayeri@primergypower.com</text:p>
          </table:table-cell>
          <table:table-cell office:value-type="string" table:style-name="ce2">
            <text:p>Mohammad Mokhayeri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Neeya Tolem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ogunbayo@trcsolutions.com</text:p>
          </table:table-cell>
          <table:table-cell office:value-type="string" table:style-name="ce2">
            <text:p>Ogunbayo Ola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Parra Benavides, Evelyn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Patrick Corrigan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Rex, Eric:(Exelon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clafani@roscommonanalytics.com</text:p>
          </table:table-cell>
          <table:table-cell office:value-type="string" table:style-name="ce2">
            <text:p>Ross Sclafan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msenanayake@pgrenewables.com</text:p>
          </table:table-cell>
          <table:table-cell office:value-type="string" table:style-name="ce2">
            <text:p>Sam Senanayak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">
            <text:p>Sanjoy K Sarawg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ttar@continuum-associates.com</text:p>
          </table:table-cell>
          <table:table-cell office:value-type="string" table:style-name="ce2">
            <text:p>Saroj Att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ed.asim@rmsenergy.com</text:p>
          </table:table-cell>
          <table:table-cell office:value-type="string" table:style-name="ce2">
            <text:p>Syed Asi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mmyr@rlc-eng.com</text:p>
          </table:table-cell>
          <table:table-cell office:value-type="string" table:style-name="ce2">
            <text:p>Tammy Rober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vathy.thulaseedharansailaja@nypa.gov</text:p>
          </table:table-cell>
          <table:table-cell office:value-type="string" table:style-name="ce2">
            <text:p>Parvathy Saila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an.truong@duke-energy.com</text:p>
          </table:table-cell>
          <table:table-cell office:value-type="string" table:style-name="ce2">
            <text:p>Tuan Truo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nt.werts@duke-energy.com</text:p>
          </table:table-cell>
          <table:table-cell office:value-type="string" table:style-name="ce2">
            <text:p>Brant Wer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zahid.kirman@edp.com</text:p>
          </table:table-cell>
          <table:table-cell office:value-type="string" table:style-name="ce2">
            <text:p>Zahid Kirm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zsiddique@roscommonanalytics.com</text:p>
          </table:table-cell>
          <table:table-cell table:style-name="ce2"/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Agrawal, Amit</meta:initial-creator>
    <dc:creator>Agrawal, Amit</dc:creator>
    <meta:creation-date>2026-02-05T18:06:43Z</meta:creation-date>
    <dc:date>2026-02-05T18:29:55Z</dc:date>
  </office:meta>
</office:document-meta>
</file>